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2.5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2.5cm" svg:x="1cm" svg:y="21.5cm">
          <text:p text:style-name="P1">Odométri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.5cm" svg:x="1cm" svg:y="24cm">
          <text:p text:style-name="P1">Codeur Gauch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.5cm" svg:x="8cm" svg:y="24cm">
          <text:p text:style-name="P1">Codeur Dro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13.5cm" svg:x="1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0cm" svg:x="1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10cm" svg:x="8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2cm" svg:x="1.5cm" svg:y="18cm">
          <text:p text:style-name="P1">QuadRamp dérivé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2cm" svg:x="1.5cm" svg:y="15.5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2cm" svg:x="8cm" svg:y="15.5cm">
          <text:p text:style-name="P1">PI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2cm" svg:x="8cm" svg:y="18cm">
          <text:p text:style-name="P1">QuadRamp dérivée</text:p>
          <draw:enhanced-geometry svg:viewBox="0 0 21600 21600" draw:type="rectangle" draw:enhanced-path="M 0 0 L 21600 0 21600 21600 0 21600 0 0 Z N"/>
        </draw:custom-shape>
        <draw:frame draw:style-name="gr6" draw:layer="layout" svg:width="4.5cm" svg:height="2.75cm" svg:x="3.5cm" svg:y="12cm">
          <draw:text-box>
            <text:p>Régulateur d'angle</text:p>
          </draw:text-box>
        </draw:frame>
        <draw:frame draw:style-name="gr6" draw:layer="layout" svg:width="4.5cm" svg:height="2.75cm" svg:x="10cm" svg:y="12cm">
          <draw:text-box>
            <text:p>Régulateur de distance</text:p>
          </draw:text-box>
        </draw:frame>
        <draw:frame draw:style-name="gr7" draw:layer="layout" svg:width="14cm" svg:height="1.75cm" svg:x="2cm" svg:y="8.75cm">
          <draw:text-box>
            <text:p text:style-name="P1">Contrôleur de consigne</text:p>
          </draw:text-box>
        </draw:frame>
        <draw:custom-shape draw:style-name="gr8" draw:text-style-name="P1" draw:layer="layout" svg:width="14cm" svg:height="3.5cm" svg:x="1cm" svg:y="4.5cm">
          <text:p text:style-name="P1">Gestionnaire de commande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cm" svg:y1="8.5cm" svg:x2="17.5cm" svg:y2="26.5cm">
          <text:p/>
        </draw:line>
        <draw:frame draw:style-name="gr10" draw:layer="layout" svg:width="4cm" svg:height="1.25cm" svg:x="15.5cm" svg:y="7cm">
          <draw:text-box>
            <text:p>Abstra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cm" fo:margin-bottom="3cm" fo:margin-left="1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eff </meta:initial-creator>
    <meta:creation-date>2010-09-12T23:17:55</meta:creation-date>
    <dc:date>2010-09-12T23:40:35</dc:date>
    <dc:creator>cheff </dc:creator>
    <meta:editing-duration>PT00H06M59S</meta:editing-duration>
    <meta:editing-cycles>4</meta:editing-cycles>
    <meta:generator>OpenOffice.org/3.2$Unix OpenOffice.org_project/320m12$Build-9483</meta:generator>
    <meta:document-statistic meta:object-count="16"/>
  </office:meta>
</office:document-meta>
</file>